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cdc" officeooo:paragraph-rsid="0004ecdc"/>
    </style:style>
    <style:style style:name="P2" style:family="paragraph" style:parent-style-name="Standard">
      <style:text-properties officeooo:rsid="0004ecdc" officeooo:paragraph-rsid="000c0107"/>
    </style:style>
    <style:style style:name="P3" style:family="paragraph" style:parent-style-name="Standard">
      <style:text-properties officeooo:paragraph-rsid="0004ecdc"/>
    </style:style>
    <style:style style:name="P4" style:family="paragraph" style:parent-style-name="Standard">
      <style:text-properties officeooo:rsid="000655fc" officeooo:paragraph-rsid="000655fc"/>
    </style:style>
    <style:style style:name="P5" style:family="paragraph" style:parent-style-name="Standard">
      <style:text-properties officeooo:rsid="00066a35" officeooo:paragraph-rsid="00066a35"/>
    </style:style>
    <style:style style:name="P6" style:family="paragraph" style:parent-style-name="Standard">
      <style:text-properties officeooo:rsid="00066a35" officeooo:paragraph-rsid="000864ef"/>
    </style:style>
    <style:style style:name="P7" style:family="paragraph" style:parent-style-name="Standard">
      <style:text-properties officeooo:rsid="00066a35" officeooo:paragraph-rsid="000a7803"/>
    </style:style>
    <style:style style:name="P8" style:family="paragraph" style:parent-style-name="Standard">
      <style:text-properties officeooo:rsid="000864ef" officeooo:paragraph-rsid="000864ef"/>
    </style:style>
    <style:style style:name="P9" style:family="paragraph" style:parent-style-name="Standard">
      <style:text-properties officeooo:rsid="000864ef" officeooo:paragraph-rsid="000a7803"/>
    </style:style>
    <style:style style:name="P10" style:family="paragraph" style:parent-style-name="Standard">
      <style:text-properties fo:font-weight="bold" officeooo:rsid="0004ecdc" officeooo:paragraph-rsid="0004ecdc" style:font-weight-asian="bold" style:font-weight-complex="bold"/>
    </style:style>
    <style:style style:name="P11" style:family="paragraph" style:parent-style-name="Standard">
      <style:text-properties fo:font-style="italic" officeooo:rsid="000a7803" officeooo:paragraph-rsid="000a7803" style:font-style-asian="italic" style:font-style-complex="italic"/>
    </style:style>
    <style:style style:name="P12" style:family="paragraph" style:parent-style-name="Standard">
      <style:text-properties fo:font-style="italic" officeooo:rsid="000a7803" officeooo:paragraph-rsid="00101c45" style:font-style-asian="italic" style:font-style-complex="italic"/>
    </style:style>
    <style:style style:name="P13" style:family="paragraph" style:parent-style-name="Standard">
      <style:text-properties fo:font-style="italic" officeooo:rsid="000ae122" officeooo:paragraph-rsid="000ae122" style:font-style-asian="italic" style:font-style-complex="italic"/>
    </style:style>
    <style:style style:name="P14" style:family="paragraph" style:parent-style-name="Standard">
      <style:text-properties fo:font-style="italic" officeooo:rsid="000ae122" officeooo:paragraph-rsid="000bc28a" style:font-style-asian="italic" style:font-style-complex="italic"/>
    </style:style>
    <style:style style:name="P15" style:family="paragraph" style:parent-style-name="Standard">
      <style:text-properties fo:font-style="italic" style:text-underline-style="none" fo:font-weight="normal" officeooo:rsid="000c0107" officeooo:paragraph-rsid="000c0107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normal" style:text-underline-style="solid" style:text-underline-width="auto" style:text-underline-color="font-color" fo:font-weight="bold" officeooo:rsid="00066a35" officeooo:paragraph-rsid="00066a35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style:text-underline-style="solid" style:text-underline-width="auto" style:text-underline-color="font-color" fo:font-weight="bold" officeooo:rsid="000864ef" officeooo:paragraph-rsid="000864ef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style:text-underline-style="solid" style:text-underline-width="auto" style:text-underline-color="font-color" fo:font-weight="bold" officeooo:rsid="000ae122" officeooo:paragraph-rsid="000ae122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style:text-underline-style="solid" style:text-underline-width="auto" style:text-underline-color="font-color" fo:font-weight="bold" officeooo:rsid="000c0107" officeooo:paragraph-rsid="000c0107" style:font-style-asian="normal" style:font-weight-asian="bold" style:font-style-complex="normal" style:font-weight-complex="bold"/>
    </style:style>
    <style:style style:name="P20" style:family="paragraph" style:parent-style-name="Standard">
      <style:text-properties officeooo:rsid="00088da2" officeooo:paragraph-rsid="00088da2"/>
    </style:style>
    <style:style style:name="P21" style:family="paragraph" style:parent-style-name="Standard">
      <style:text-properties officeooo:rsid="000a7803" officeooo:paragraph-rsid="000a7803"/>
    </style:style>
    <style:style style:name="P22" style:family="paragraph" style:parent-style-name="Standard">
      <style:text-properties officeooo:paragraph-rsid="000a7803"/>
    </style:style>
    <style:style style:name="P23" style:family="paragraph" style:parent-style-name="Standard">
      <style:text-properties officeooo:rsid="000ae122" officeooo:paragraph-rsid="000ae122"/>
    </style:style>
    <style:style style:name="P24" style:family="paragraph" style:parent-style-name="Standard">
      <style:text-properties officeooo:rsid="000dd61e" officeooo:paragraph-rsid="000dd61e"/>
    </style:style>
    <style:style style:name="T1" style:family="text">
      <style:text-properties officeooo:rsid="0004ecdc"/>
    </style:style>
    <style:style style:name="T2" style:family="text">
      <style:text-properties officeooo:rsid="000655f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88da2" style:font-style-asian="italic" style:font-style-complex="italic"/>
    </style:style>
    <style:style style:name="T5" style:family="text">
      <style:text-properties fo:font-style="italic" officeooo:rsid="000a7803" style:font-style-asian="italic" style:font-style-complex="italic"/>
    </style:style>
    <style:style style:name="T6" style:family="text">
      <style:text-properties fo:font-style="italic" officeooo:rsid="000ae122" style:font-style-asian="italic" style:font-style-complex="italic"/>
    </style:style>
    <style:style style:name="T7" style:family="text">
      <style:text-properties officeooo:rsid="000864ef"/>
    </style:style>
    <style:style style:name="T8" style:family="text">
      <style:text-properties officeooo:rsid="000bc28a"/>
    </style:style>
    <style:style style:name="T9" style:family="text">
      <style:text-properties officeooo:rsid="00101c45"/>
    </style:style>
    <style:style style:name="T10" style:family="text">
      <style:text-properties officeooo:rsid="0010d4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du projet Showtime</text:p>
      <text:p text:style-name="P1"/>
      <text:p text:style-name="P1">C’est un projet en Nest.js avec une base de données en MongoDB écrit en camel case</text:p>
      <text:p text:style-name="P1">la langue de code est l’anglais, le site en francais</text:p>
      <text:p text:style-name="P1">La bdd est installée dès le départ afin de travailler en distanciel</text:p>
      <text:p text:style-name="P1">Création de CRUD User : register, login, logout, update, delete, admin </text:p>
      <text:p text:style-name="P1">Création de CRUD EVENT </text:p>
      <text:p text:style-name="P1">KPI de taux de remplissage</text:p>
      <text:p text:style-name="P3"><text:span text:style-name="T1">QR code : </text:span><text:span text:style-name="T2">au click de booking, envoi de l url vers API qui envoi le QR code</text:span></text:p>
      <text:p text:style-name="P1"/>
      <text:p text:style-name="P1">Daniel fait des views sur Vue.js</text:p>
      <text:p text:style-name="P1">Vincent et Olivier sur le back end.</text:p>
      <text:p text:style-name="P1"/>
      <text:p text:style-name="P24">Git pull du repository</text:p>
      <text:p text:style-name="P24">npm i <text:s/>dans le terminal</text:p>
      <text:p text:style-name="P1"/>
      <text:p text:style-name="P10">MongoBD</text:p>
      <text:p text:style-name="P1"><text:s/>4 tables</text:p>
      <text:p text:style-name="P1">USERS : id, email, password, status, favoris, my events</text:p>
      <text:p text:style-name="P1">EVENT : id , name, date, artist_id, nb de places total, users_list [], <text:span text:style-name="T2">url</text:span></text:p>
      <text:p text:style-name="P1">ARTIST : id, name, genre_id</text:p>
      <text:p text:style-name="P1">GENRE : id, name</text:p>
      <text:p text:style-name="P1"/>
      <text:p text:style-name="P16">USERS</text:p>
      <text:p text:style-name="P16"/>
      <text:p text:style-name="P6">GET <text:span text:style-name="T7">all</text:span> user<text:span text:style-name="T7">s</text:span> <text:span text:style-name="T3">api/user</text:span><text:span text:style-name="T4">s</text:span><text:span text:style-name="T3">/ </text:span></text:p>
      <text:p text:style-name="P6"><text:span text:style-name="T3">{ id : bigint</text:span></text:p>
      <text:p text:style-name="P6"><text:span text:style-name="T3">email : string </text:span></text:p>
      <text:p text:style-name="P6"><text:span text:style-name="T3">password string</text:span></text:p>
      <text:p text:style-name="P8"><text:span text:style-name="T3">status bigint</text:span></text:p>
      <text:p text:style-name="P8"><text:span text:style-name="T3">favorites [string]</text:span></text:p>
      <text:p text:style-name="P8"><text:span text:style-name="T3">my events [ string]</text:span></text:p>
      <text:p text:style-name="P17"><text:span text:style-name="T3">}</text:span></text:p>
      <text:p text:style-name="P16"/>
      <text:p text:style-name="P5">GET one user <text:span text:style-name="T3">api/user</text:span><text:span text:style-name="T4">s</text:span><text:span text:style-name="T3">/id </text:span></text:p>
      <text:p text:style-name="P5"><text:span text:style-name="T3">{ id : bigint</text:span></text:p>
      <text:p text:style-name="P5"><text:span text:style-name="T3">email : string </text:span></text:p>
      <text:p text:style-name="P5"><text:span text:style-name="T3">password string</text:span></text:p>
      <text:p text:style-name="P8"><text:span text:style-name="T3">status bigint</text:span></text:p>
      <text:p text:style-name="P8"><text:span text:style-name="T3">favorites [string]</text:span></text:p>
      <text:p text:style-name="P8"><text:span text:style-name="T3">my events [ string]</text:span></text:p>
      <text:p text:style-name="P8"><text:span text:style-name="T3">}</text:span></text:p>
      <text:p text:style-name="P8"><text:span text:style-name="T3"/></text:p>
      <text:p text:style-name="P8"><text:span text:style-name="T3">POST one user api/user</text:span><text:span text:style-name="T4">s</text:span></text:p>
      <text:p text:style-name="P6"><text:span text:style-name="T3">{ id : bigint</text:span></text:p>
      <text:p text:style-name="P6"><text:span text:style-name="T3">email : string </text:span></text:p>
      <text:p text:style-name="P6"><text:span text:style-name="T3">password string</text:span></text:p>
      <text:p text:style-name="P8"><text:span text:style-name="T3">status bigint</text:span></text:p>
      <text:p text:style-name="P8"><text:span text:style-name="T3">favorites [string]</text:span></text:p>
      <text:p text:style-name="P8"><text:span text:style-name="T3">my events [ string]</text:span></text:p>
      <text:p text:style-name="P8"><text:span text:style-name="T3">}</text:span></text:p>
      <text:p text:style-name="P8"><text:span text:style-name="T3"/></text:p>
      <text:p text:style-name="P8"><text:soft-page-break/><text:span text:style-name="T3">PUT one user api/user</text:span><text:span text:style-name="T4">s</text:span><text:span text:style-name="T3">/id</text:span></text:p>
      <text:p text:style-name="P6"><text:span text:style-name="T3">{ id : bigint</text:span></text:p>
      <text:p text:style-name="P6"><text:span text:style-name="T3">email : string </text:span></text:p>
      <text:p text:style-name="P6"><text:span text:style-name="T3">password string</text:span></text:p>
      <text:p text:style-name="P8"><text:span text:style-name="T3">status bigint</text:span></text:p>
      <text:p text:style-name="P8"><text:span text:style-name="T3">favorites [string]</text:span></text:p>
      <text:p text:style-name="P8"><text:span text:style-name="T3">my events [ string]</text:span></text:p>
      <text:p text:style-name="P8"><text:span text:style-name="T3"/></text:p>
      <text:p text:style-name="P20"><text:span text:style-name="T3">DELETE one user api/user/id</text:span></text:p>
      <text:p text:style-name="P20"><text:span text:style-name="T3">{id bigint</text:span></text:p>
      <text:p text:style-name="P20"><text:span text:style-name="T3">}</text:span></text:p>
      <text:p text:style-name="P20"><text:span text:style-name="T3"/></text:p>
      <text:p text:style-name="P21"><text:span text:style-name="T3">POST register api/register</text:span></text:p>
      <text:p text:style-name="P7"><text:span text:style-name="T3">{ id : bigint</text:span></text:p>
      <text:p text:style-name="P7"><text:span text:style-name="T3">email : string </text:span></text:p>
      <text:p text:style-name="P7"><text:span text:style-name="T3">password string</text:span></text:p>
      <text:p text:style-name="P9"><text:span text:style-name="T3">status bigint</text:span></text:p>
      <text:p text:style-name="P9"><text:span text:style-name="T3">}</text:span></text:p>
      <text:p text:style-name="P9"><text:span text:style-name="T3"/></text:p>
      <text:p text:style-name="P21"><text:span text:style-name="T3">POST login api/login</text:span></text:p>
      <text:p text:style-name="P21"><text:span text:style-name="T3">{email string</text:span></text:p>
      <text:p text:style-name="P21"><text:span text:style-name="T3">password string</text:span></text:p>
      <text:p text:style-name="P21"><text:span text:style-name="T3">}</text:span></text:p>
      <text:p text:style-name="P21"><text:span text:style-name="T3"/></text:p>
      <text:p text:style-name="P21"><text:span text:style-name="T3">POST logout api/logout</text:span></text:p>
      <text:p text:style-name="P21"><text:span text:style-name="T3">{</text:span></text:p>
      <text:p text:style-name="P21"><text:span text:style-name="T3">}</text:span></text:p>
      <text:p text:style-name="P8"><text:span text:style-name="T3"/></text:p>
      <text:p text:style-name="P17">EVENTS</text:p>
      <text:p text:style-name="P8"><text:span text:style-name="T3"/></text:p>
      <text:p text:style-name="P11">GET <text:s/>all events api/events</text:p>
      <text:p text:style-name="P11">{ id bigint</text:p>
      <text:p text:style-name="P11">name string</text:p>
      <text:p text:style-name="P11">date bigint </text:p>
      <text:p text:style-name="P11">artist_id string</text:p>
      <text:p text:style-name="P11">nb <text:span text:style-name="T9">of place total</text:span> bigint</text:p>
      <text:p text:style-name="P11">nb <text:span text:style-name="T9">of</text:span> places <text:span text:style-name="T9">sold</text:span> bigint</text:p>
      <text:p text:style-name="P11">}</text:p>
      <text:p text:style-name="P11">GET one event api/event/id</text:p>
      <text:p text:style-name="P11">{ id bigint</text:p>
      <text:p text:style-name="P11">name string</text:p>
      <text:p text:style-name="P11">date bigint </text:p>
      <text:p text:style-name="P11">artiste_id string</text:p>
      <text:p text:style-name="P12">nb <text:span text:style-name="T9">of place total</text:span> bigint</text:p>
      <text:p text:style-name="P12">nb <text:span text:style-name="T9">of</text:span> places <text:span text:style-name="T9">sold</text:span> bigint</text:p>
      <text:p text:style-name="P11">}</text:p>
      <text:p text:style-name="P11">POST one event</text:p>
      <text:p text:style-name="P11">{name string</text:p>
      <text:p text:style-name="P11">date bigint </text:p>
      <text:p text:style-name="P11">artiste_id string</text:p>
      <text:p text:style-name="P12">nb <text:span text:style-name="T9">of place total</text:span> bigint</text:p>
      <text:p text:style-name="P11">}</text:p>
      <text:p text:style-name="P11"><text:soft-page-break/>PUT one event api/event/id</text:p>
      <text:p text:style-name="P11">{ id bigint</text:p>
      <text:p text:style-name="P11">name string</text:p>
      <text:p text:style-name="P11">date bigint </text:p>
      <text:p text:style-name="P11">artiste_id string</text:p>
      <text:p text:style-name="P12">nb <text:span text:style-name="T9">of place total</text:span> bigint</text:p>
      <text:p text:style-name="P12">nb <text:span text:style-name="T9">of</text:span> places <text:span text:style-name="T9">sold</text:span> bigint</text:p>
      <text:p text:style-name="P11">}</text:p>
      <text:p text:style-name="P11">DELETE one event api/event/id</text:p>
      <text:p text:style-name="P11">{id bigint</text:p>
      <text:p text:style-name="P11">}</text:p>
      <text:p text:style-name="P22"><text:span text:style-name="T5">POST event book api/event/</text:span><text:span text:style-name="T6">id <text:s text:c="2"/>auth token</text:span></text:p>
      <text:p text:style-name="P13">{user_id bigint</text:p>
      <text:p text:style-name="P13">event_id bigint</text:p>
      <text:p text:style-name="P13">}</text:p>
      <text:p text:style-name="P11"/>
      <text:p text:style-name="P11"/>
      <text:p text:style-name="P18">ARTIST</text:p>
      <text:p text:style-name="P13">GET all artists api/artists</text:p>
      <text:p text:style-name="P13">{ id bigint</text:p>
      <text:p text:style-name="P13">name string</text:p>
      <text:p text:style-name="P13">genre_id bigint</text:p>
      <text:p text:style-name="P13">}</text:p>
      <text:p text:style-name="P13">GET one artist api/artists/id</text:p>
      <text:p text:style-name="P13">{ id bigint</text:p>
      <text:p text:style-name="P13">name string</text:p>
      <text:p text:style-name="P13">genre_id bigint</text:p>
      <text:p text:style-name="P13">}</text:p>
      <text:p text:style-name="P23">POST one artist api/artists</text:p>
      <text:p text:style-name="P13">{ id bigint</text:p>
      <text:p text:style-name="P13">name string</text:p>
      <text:p text:style-name="P13">genre_id bigint</text:p>
      <text:p text:style-name="P13">}</text:p>
      <text:p text:style-name="P13">PUT one artist api/artist/id</text:p>
      <text:p text:style-name="P13">{ id bigint</text:p>
      <text:p text:style-name="P13">name string</text:p>
      <text:p text:style-name="P13">genre_id bigint</text:p>
      <text:p text:style-name="P13">}</text:p>
      <text:p text:style-name="P13">DELETE one artist api/artist/id</text:p>
      <text:p text:style-name="P13">{id bigint</text:p>
      <text:p text:style-name="P13">}</text:p>
      <text:p text:style-name="P23">POST <text:span text:style-name="T8">favorites artists api/artists/id <text:s/>+ token</text:span></text:p>
      <text:p text:style-name="P14">{user_id bigint</text:p>
      <text:p text:style-name="P14">event_id bigint</text:p>
      <text:p text:style-name="P14">}</text:p>
      <text:p text:style-name="P19">GENRES</text:p>
      <text:p text:style-name="P15">GET all genre api/genre</text:p>
      <text:p text:style-name="P15">{id bigint</text:p>
      <text:p text:style-name="P15">name string</text:p>
      <text:p text:style-name="P15">}</text:p>
      <text:p text:style-name="P15">GET one genre api/genre/id</text:p>
      <text:p text:style-name="P15">{id bigint</text:p>
      <text:p text:style-name="P15"><text:soft-page-break/>name string</text:p>
      <text:p text:style-name="P15">}</text:p>
      <text:p text:style-name="P15">POST one genre api/genre</text:p>
      <text:p text:style-name="P15">{id bigint</text:p>
      <text:p text:style-name="P15">name string</text:p>
      <text:p text:style-name="P15">}</text:p>
      <text:p text:style-name="P15">PUT one genre api/genre/id</text:p>
      <text:p text:style-name="P15">{id bigint</text:p>
      <text:p text:style-name="P15">name string</text:p>
      <text:p text:style-name="P15">} <text:span text:style-name="T10">1</text:span></text:p>
      <text:p text:style-name="P15">DELETE one genre api/genre/id</text:p>
      <text:p text:style-name="P15">{id}</text:p>
      <text:p text:style-name="P2"/>
      <text:p text:style-name="P2"/>
      <text:p text:style-name="P1"/>
      <text:p text:style-name="P4">fonction BOOK : enregistre id de EVENT dans my event de USER, id de USER dans users de EVENT, envoi l url de EVENT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1T10:58:14.874027425</meta:creation-date>
    <dc:date>2021-12-21T15:34:03.284252487</dc:date>
    <meta:editing-duration>PT1H4M34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4" meta:paragraph-count="152" meta:word-count="500" meta:character-count="2706" meta:non-whitespace-character-count="2339"/>
  </office:meta>
</office:document-meta>
</file>